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layfair display" svg:font-family="'playfair display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2922b" officeooo:paragraph-rsid="0012922b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2922b" officeooo:paragraph-rsid="0013bbd2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2922b" officeooo:paragraph-rsid="0014828a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2a27b" officeooo:paragraph-rsid="0012a27b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3bbd2" officeooo:paragraph-rsid="0013bbd2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4828a" officeooo:paragraph-rsid="0014828a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4pt" fo:font-weight="bold" officeooo:rsid="0012a27b" officeooo:paragraph-rsid="0012a27b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4pt" fo:font-weight="bold" officeooo:rsid="0013bbd2" officeooo:paragraph-rsid="0013bbd2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252525" style:font-name="playfair display" fo:font-size="24pt" fo:letter-spacing="normal" fo:font-style="normal" fo:font-weight="normal"/>
    </style:style>
    <style:style style:name="T2" style:family="text">
      <style:text-properties fo:font-variant="normal" fo:text-transform="none" fo:color="#252525" style:font-name="playfair display" fo:font-size="24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52525" style:font-name="playfair display" fo:font-size="24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252525" style:font-name="playfair display" fo:font-size="24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252525" style:font-name="playfair display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252525" style:font-name="Liberation Serif" fo:font-size="24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officeooo:rsid="0012922b"/>
    </style:style>
    <style:style style:name="T9" style:family="text">
      <style:text-properties officeooo:rsid="0012a27b"/>
    </style:style>
    <style:style style:name="T10" style:family="text">
      <style:text-properties officeooo:rsid="0013bbd2"/>
    </style:style>
    <style:style style:name="T11" style:family="text">
      <style:text-properties officeooo:rsid="001482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HOME PAGE IMAGES:</text:span></text:p>
      <text:p text:style-name="P7"><text:span text:style-name="T1"/></text:p>
      <text:p text:style-name="P3"><text:span text:style-name="T1">1.jpeg </text:span><text:span text:style-name="T5">BOOKBOT GROUP READING</text:span></text:p>
      <text:p text:style-name="P4"><text:span text:style-name="T2">16.jpeg</text:span><text:span text:style-name="T5"> – HOW MUCH DOES BOOKBOT’S COST</text:span></text:p>
      <text:p text:style-name="P1"><text:span text:style-name="T1">14.jpeg</text:span> -<text:span text:style-name="T8">BOOKBOT’S IMAGE <text:s/>PERSONALIZATION</text:span></text:p>
      <text:p text:style-name="P7"><text:span text:style-name="T1">13.jpeg</text:span><text:span text:style-name="T6"> </text:span><text:span text:style-name="T7">-BOOKBOT UNIQUE CUSTOM PROFILES</text:span></text:p>
      <text:p text:style-name="P2"><text:span text:style-name="T1">15.jpeg</text:span> – BOOKBOT EXCITING PROGRAMS</text:p>
      <text:p text:style-name="P2"><text:span text:style-name="T1">12.jpeg</text:span> – <text:span text:style-name="T9">BOOKBOT PARENTS LOG IN SCREEN</text:span></text:p>
      <text:p text:style-name="P2"><text:span text:style-name="T1">11.jpeg</text:span> – <text:span text:style-name="T9">BOOKBOT PROGRAM GUIDE</text:span></text:p>
      <text:p text:style-name="P2"><text:span text:style-name="T1">2.jpeg</text:span> – <text:span text:style-name="T9">BOOKBOT PROGRAM EXAMPLE</text:span></text:p>
      <text:p text:style-name="P5"><text:span text:style-name="T1">10.jpeg</text:span> – BOOKBOT CUSTOM AVATARS</text:p>
      <text:p text:style-name="P5"><text:span text:style-name="T1">8.jpeg</text:span> – BOOKBOT AVATAR OPTIONS</text:p>
      <text:p text:style-name="P5"><text:span text:style-name="T1">5.jpeg</text:span> -BOOKBOT OVERVIEW</text:p>
      <text:p text:style-name="P5"><text:span text:style-name="T1">4.jpeg</text:span> – <text:span text:style-name="T10">BOOKBOT CONTENT DOWNLOAD</text:span></text:p>
      <text:p text:style-name="P5"><text:span text:style-name="T1">17.jpeg</text:span> -<text:span text:style-name="T10">BOOKBOT RANGE OF CONTENT</text:span></text:p>
      <text:p text:style-name="P5"><text:span text:style-name="T1">18.jpeg</text:span> – <text:span text:style-name="T10">BOOKBOT STORY COMPLETION</text:span></text:p>
      <text:p text:style-name="P5"/>
      <text:p text:style-name="P8"/>
      <text:p text:style-name="P9">IMAGES IN DIRECTORY PAGE:</text:p>
      <text:p text:style-name="P9"/>
      <text:p text:style-name="P6">EXCLUSIVE BOOKBOT TITLES:</text:p>
      <text:p text:style-name="P6"/>
      <text:p text:style-name="P6"><text:span text:style-name="T11">IMAGE</text:span>1. <text:span text:style-name="T11">Kids </text:span>Funny Stor<text:span text:style-name="T11">y Books</text:span></text:p>
      <text:p text:style-name="P7">IMAGE2. Kids Science Books</text:p>
      <text:p text:style-name="P7">IMAGE3. Kids Animal Books</text:p>
      <text:p text:style-name="P7">IMAGE4. Kids Favorite Pet Books</text:p>
      <text:p text:style-name="P7">IMAGE5. Kids Wildlife Books</text:p>
      <text:p text:style-name="P7">IMAGE6. Kids Art books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layfair display" svg:font-family="'playfair display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7T17:45:01.292000000</meta:creation-date>
    <dc:date>2020-10-07T18:27:49.485000000</dc:date>
    <meta:editing-duration>PT11M17S</meta:editing-duration>
    <meta:editing-cycles>1</meta:editing-cycles>
    <meta:document-statistic meta:table-count="0" meta:image-count="0" meta:object-count="0" meta:page-count="1" meta:paragraph-count="23" meta:word-count="97" meta:character-count="698" meta:non-whitespace-character-count="614"/>
    <meta:generator>LibreOffice/6.1.3.2$Windows_X86_64 LibreOffice_project/86daf60bf00efa86ad547e59e09d6bb77c699acb</meta:generator>
  </office:meta>
</office:document-meta>
</file>